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9" style:family="paragraph" style:parent-style-name="Standard">
      <style:paragraph-properties fo:text-align="justify" style:justify-single-word="false"/>
      <style:text-properties fo:color="#000000" style:font-name="Liberation Sans" fo:font-weight="bold" fo:background-color="#ffff00" style:font-weight-asian="bold" style:font-weight-complex="bold"/>
    </style:style>
    <style:style style:name="P10" style:family="paragraph" style:parent-style-name="Standard">
      <style:text-properties fo:color="#000000" style:font-name="Liberation Sans" fo:background-color="#ffff00"/>
    </style:style>
    <style:style style:name="P11" style:family="paragraph" style:parent-style-name="Standard">
      <style:paragraph-properties fo:line-height="150%" fo:text-align="justify" style:justify-single-word="false"/>
      <style:text-properties fo:color="#000000" style:font-name="Liberation Sans" fo:background-color="transparent"/>
    </style:style>
    <style:style style:name="P12"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13"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4"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5"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6"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20" style:family="paragraph" style:parent-style-name="Standard" style:list-style-name="L1">
      <style:paragraph-properties fo:text-align="justify" style:justify-single-word="false"/>
    </style:style>
    <style:style style:name="P21" style:family="paragraph" style:parent-style-name="Standard">
      <style:text-properties style:font-name="Liberation Sans"/>
    </style:style>
    <style:style style:name="P22" style:family="paragraph" style:parent-style-name="Standard">
      <style:paragraph-properties fo:text-align="justify" style:justify-single-word="false"/>
      <style:text-properties style:font-name="Liberation Sans"/>
    </style:style>
    <style:style style:name="P23" style:family="paragraph" style:parent-style-name="Standard">
      <style:paragraph-properties fo:text-align="justify" style:justify-single-word="false" fo:break-before="page"/>
      <style:text-properties fo:color="#000000" style:font-name="Liberation Sans" fo:font-weight="bold" fo:background-color="transparent" style:font-weight-asian="bold" style:font-weight-complex="bold"/>
    </style:style>
    <style:style style:name="P24" style:family="paragraph" style:parent-style-name="Footnote"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abomber y la lucha contra las maquinas</text:p>
      <text:p text:style-name="P3">por, Guillermo Lengemann</text:p>
      <text:p text:style-name="P4"/>
      <text:p text:style-name="P4">Caracas, 18 de Enero de 2013</text:p>
      <text:p text:style-name="P5">Seminario de Historia de la Filosofía: <text:span text:style-name="T1">La sin razón en el siglo XX II</text:span></text:p>
      <text:p text:style-name="P6">Trabajo Final</text:p>
      <text:p text:style-name="P10"/>
      <text:p text:style-name="P9">Unabomber asegura en el párrafo XX que el sistema crea fidelidad al sistema antes que <text:s/>grupos mas pequeños como la familia, su hermano al reconocer las sus ideas en el manifiesto fue quien aviso a la policía. </text:p>
      <text:p text:style-name="P11"/>
      <text:p text:style-name="P11"><text:tab/>El concepto de progreso esta estrechamente relacionado con la técnica y su desarrollo, una explosión técnica dio paso a la sociedad industrial y a la razón instrumental. El concepto de progreso esta separado de la concepción del pecado original y <text:span text:style-name="T2">la caída del hombre,</text:span><text:span text:style-name="T3"> a partir de la </text:span><text:span text:style-name="T2">caída del hombre</text:span><text:span text:style-name="T3">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2"/>
      <text:p text:style-name="P11"><text:span text:style-name="T3"><text:tab/>La historia denomina </text:span><text:span text:style-name="T2">Revolución Industrial</text:span><text:span text:style-name="T3"> a un período que comprende los siglos XVIII hasta los principios del siglo XIX, este período se distingue con el anterior por el reemplazo del trabajo manual por la maquina, se desarrolla especialmente la industria y la manufactura. El siglo XVIII es también conocido como </text:span><text:span text:style-name="T2">el siglo de las luces</text:span><text:span text:style-name="T3">, a finales del siglo XVII comienza el desarrollo de un movimiento cultural e intelectual que se conoce como la </text:span><text:span text:style-name="T2">Ilustración, </text:span><text:span text:style-name="T3">este movimiento se propone dar luces a la humanidad por medio de la razón.</text:span></text:p>
      <text:p text:style-name="P12"><text:tab/></text:p>
      <text:p text:style-name="P11"><text:span text:style-name="T3"><text:tab/>La Revolución Industrial que se inicia en el siglo XVII tiene su lectura desde la sociológica como </text:span><text:span text:style-name="T2">Sociedad Industrial </text:span><text:span text:style-name="T3">que es seguida por una S</text:span><text:span text:style-name="T2">ociedad Postindustrial </text:span><text:span text:style-name="T3">y antecedida por una </text:span><text:span text:style-name="T2">Sociedad Preindustrial</text:span><text:span text:style-name="T3">. Entre las características de las </text:span><text:span text:style-name="T2">Sociedad Industrial</text:span><text:span text:style-name="T3"> están los objetivos siempre pensando en la industria como organizar el trabajo para conseguir la máximo productividad, objetivo que decanta en la división del trabajo propios del </text:span><text:span text:style-name="T2">Taylorismo y</text:span><text:span text:style-name="T3"> </text:span><text:span text:style-name="T2">el Fordismo. </text:span><text:span text:style-name="T3">El reemplazo de la mano de obra por la máquina, el desarrollo de la maquina por acción del desarrollo técnico. El paso de la </text:span><text:span text:style-name="T2">Sociedad Preindustrial</text:span><text:span text:style-name="T3"> a la </text:span><text:span text:style-name="T2">Sociedad Indistrial</text:span><text:span text:style-name="T3"> y llegar a la </text:span><text:span text:style-name="T2">Sociedad Postindustrial </text:span><text:span text:style-name="T3">es visto como un progreso para la </text:span><text:soft-page-break/><text:span text:style-name="T3">sociedad industrial.</text:span></text:p>
      <text:p text:style-name="P8"/>
      <text:p text:style-name="P13">Algunos occidentales parecen tener una seducción o nostalgia hacia el primitivismo </text:p>
      <text:p text:style-name="P8"/>
      <text:p text:style-name="P8"/>
      <text:p text:style-name="P13">El estructuralismo descarga cualquier comparativa entre sociedades, el <text:span text:style-name="T2">progreso</text:span><text:span text:style-name="T3"> es un hecho de occidente y solo valido para occidente.</text:span></text:p>
      <text:p text:style-name="P8"/>
      <text:p text:style-name="P13">El progreso técnico no es universalmente deseable explica <text:span text:style-name="T2">Claude Lévi Strauss, </text:span><text:span text:style-name="T3">me propongo destacar las premisas que dan lugar a esta afirmación y compararlas con el escrito </text:span><text:span text:style-name="T2">La sociedad Insdustrial y su futuro </text:span><text:span text:style-name="T3">de </text:span><text:span text:style-name="T2">Theodore Kaczynski </text:span><text:span text:style-name="T3">mostrando corrientes que se oponen a la técnica y su desarrollo.</text:span></text:p>
      <text:p text:style-name="P13"><text:span text:style-name="T3"/></text:p>
      <text:p text:style-name="P13"><text:span text:style-name="T3">La antropología estructuralista afirma la identidad del hombre y la diversidad de las obras: “...El pensamiento cultivado que expresa el </text:span><text:span text:style-name="T2">ethos de la ciencia moderna organiza el mundo como red de propiedades cuantificables... el pensamiento silvestre organiza el mundo como una red de sistemas de signo, cada experiencia es la lectura de un mensaje...”.</text:span></text:p>
      <text:p text:style-name="P8"/>
      <text:p text:style-name="P13">La cuantificación del mundo en términos de propiedades es la base para la transformación activa del mundo material a los fines del desarrollo técnico.</text:p>
      <text:p text:style-name="P13"/>
      <text:p text:style-name="P13"><text:span text:style-name="T2">“...La lógica del pensamiento mítico nos ha parecido tan exigente como aquella sobre la cual reposa el pensamiento positivo y, en el fondo, poco diferente. Porque la diferencia no consiste tanto en la cualidad de las operaciones intelectuales, cuanto en la naturaleza de las cosas sobre las que dichas operaciones recaen...”</text:span><text:note text:id="ftn0" text:note-class="footnote"><text:note-citation>1</text:note-citation><text:note-body><text:p text:style-name="Footnote">Antropología estructural, Claude Levi-Strauss. pag210</text:p></text:note-body></text:note></text:p>
      <text:p text:style-name="P8"/>
      <text:p text:style-name="P17">“...Tal vez un día descubramos que en el pensamiento mítico y en el pensamiento científico opera la misma lógica, y que el hombre ha pensado siempre igualmente bien. El progreso -supuesto que el termino pudiera entonces aplicarse- no habría tenido como escenario la conciencia sino el mundo, un mundo donde la humanidad dotada de facultades constantes se habría encontrado, en el transcurso de su larga historia, en continua lucha con nuevos objetos...”<text:note text:id="ftn1" text:note-class="footnote"><text:note-citation>2</text:note-citation><text:note-body><text:p text:style-name="Footnote">Ibid</text:p></text:note-body></text:note></text:p>
      <text:p text:style-name="P17"/>
      <text:p text:style-name="P17">“...El problema del primitivismo de una sociedad se plantea generalmente por el contraste que ella ofrece en comparación con sus vecinos próximos o lejanos. Se comprueba una diferencia de nivel cultural entre dicha sociedad y aquellas con las cuales puede ser más fácilmente comparada...”. <text:span text:style-name="T3">¿en que se fundamenta la diferenciación?: “</text:span>...Su cultura es más pobre debido a la ausencia o la insuficiencia de técnicas cuyo empleo corriente -ya que no siempre su invención- se hace remontar al período neolítico: habitaciones permanentes, cultivo de la tierra, crianza, pulimento de la piedra, tejido, alfareria...”</text:p>
      <text:p text:style-name="P17"/>
      <text:p text:style-name="P18">¿Cual seria el criterio actual para medir el primitivismo?. </text:p>
      <text:p text:style-name="P13"/>
      <text:p text:style-name="P13"><text:soft-page-break/></text:p>
      <text:p text:style-name="P13">La <text:span text:style-name="T2">Internet Society</text:span><text:span text:style-name="T2"><text:note text:id="ftn3" text:note-class="footnote"><text:note-citation>3</text:note-citation><text:note-body><text:p text:style-name="Footnote">United Nations Educational, Scientific and Cultural Organisation (UNESCO). Fuente: <text:a xlink:type="simple" xlink:href="http://www.internetsociety.org/who-we-are/related-and-partner-organisations/community-and-partner-organisations/unesco">http://www.internetsociety.org/who-we-are/related-and-partner-organisations/community-and-partner-organisations/unesco</text:a></text:p></text:note-body></text:note></text:span><text:span text:style-name="T3"> ONG que trabaja junto a la UNESCO en programas de introducción a las nuevas tecnologías destaca que el uso de internet permite: empoderamiento de las personas mediante el acceso a la información y el conocimiento con especial atención el la libertad de expresión, promoción del desarrollo de la comunicación y el avance de la educación, la ciencia y la cultura con el uso de las tecnologías de comunicación e información.</text:span></text:p>
      <text:p text:style-name="P8"/>
      <text:p text:style-name="P22">en mayo del 2000, el decreto 825<text:note text:id="ftn5" text:note-class="footnote"><text:note-citation>4</text:note-citation><text:note-body><text:p text:style-name="Footnote">Decreto N° 825, Gaceta Oficial N° 36.955, 22 de mayo de 2000. Fuente: <text:a xlink:type="simple" xlink:href="http://www.analitica.com/bitblioteca/conatel/decreto_internet.asp">http://www.analitica.com/bitblioteca/conatel/decreto_internet.asp</text:a></text:p></text:note-body></text:note> que declara: “Se declara el acceso y el uso de Internet como política prioritaria para el desarrollo cultural, económico, social y político de la República Bolivariana de Venezuela.”</text:p>
      <text:p text:style-name="P21"/>
      <text:p text:style-name="P13">La pagina más visita en internet es el buscado <text:span text:style-name="T2">Google</text:span><text:span text:style-name="T3"> le sigue en orden descendente </text:span><text:span text:style-name="T2">facebook, YouTube, Yahoo, Baidu (buscador Chino)</text:span><text:span text:style-name="T3"> y es sexto lugar </text:span><text:span text:style-name="T2">Wikipedia.</text:span></text:p>
      <text:p text:style-name="P8"/>
      <text:p text:style-name="P8">El acceso a internet por paise coloca a china en el primer lugar con más de 513 millones y 38% de penetración, en segundo lugar Estados Unidos con 245 Millones con 78% de penetración. Brasil ocupa el 5 puesto con 79 millones de usuarios y una penetración de 39%, Venezuela se encuentra en la posición 34 con 10 millones de usuarios y una penetración de 39%.</text:p>
      <text:p text:style-name="P8"/>
      <text:p text:style-name="P19">Diferentes tecnologías de conexión a internet representan niveles de desarrollo en tanto que en nuestro país la mayoritaria de las conexiones desde el hogar se hacen con el uso de banda ancha que con suerte llega a velocidades de 2 Mb/s, en México algunas ciudades consiguen velocidades de 150 Mb/s, en china el plan de gobierno <text:span text:style-name="T2">Fibra al Hogar</text:span><text:span text:style-name="T2"><text:note text:id="ftn4" text:note-class="footnote"><text:note-citation>5</text:note-citation><text:note-body><text:p text:style-name="Footnote">China ordena que todas las casas nuevas deberán tener instalada red de fibra óptica. Fuente: <text:a xlink:type="simple" xlink:href="http://www.fayerwayer.com/2013/01/china-ordena-que-todas-las-casas-nuevas-deberan-tener-instalada-red-de-fibra-optica/">http://www.fayerwayer.com/2013/01/china-ordena-que-todas-las-casas-nuevas-deberan-tener-instalada-red-de-fibra-optica/</text:a> </text:p></text:note-body></text:note></text:span> planea conectar 40 millones de casas en 2015 y un decreto de este año ordena que toda casa construida a partir del 1 de abril de 2013 debera tener instalada una conexión de fibra óptica.</text:p>
      <text:p text:style-name="P8"/>
      <text:p text:style-name="P8">El gobierno venezolano con el uso del satelite Simón Bolivar se propone llevar internet satélite a las comunidades indígenas que se encuentran alejadas de centros urbanos.<text:note text:id="ftn2" text:note-class="footnote"><text:note-citation>6</text:note-citation><text:note-body><text:p text:style-name="Footnote">Gobierno nacional lleva Internet a comunidad indígena de Karun Ken. Fuente: http://www.venezueladeverdad.gob.ve/?p=34540</text:p></text:note-body></text:note></text:p>
      <text:p text:style-name="P23">Bibliografía</text:p>
      <text:p text:style-name="P8"/>
      <text:list xml:id="list10172873391" text:style-name="L1">
        <text:list-item>
          <text:p text:style-name="P24">Antropología estructural, Claude Levi-Strauss</text:p>
        </text:list-item>
        <text:list-item>
          <text:p text:style-name="P15">The Net – The Unabomber <text:a xlink:type="simple" xlink:href="http://youtu.be/doQAwLb-DEE">http://youtu.be/doQAwLb-DEE</text:a></text:p>
        </text:list-item>
        <text:list-item>
          <text:p text:style-name="P15">das netz <text:a xlink:type="simple" xlink:href="http://www.t-h-e-n-e-t.com/">http://www.t-h-e-n-e-t.com/</text:a></text:p>
        </text:list-item>
        <text:list-item>
          <text:p text:style-name="P20">Touraine, A. (1992). Crítica a la Modernidad. Fondo de Cultura Eco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17T18:00:46</dc:date>
    <meta:editing-duration>P5DT20H18M52S</meta:editing-duration>
    <meta:editing-cycles>100</meta:editing-cycles>
    <meta:generator>LibreOffice/3.5$Linux_X86_64 LibreOffice_project/350m1$Build-2</meta:generator>
    <meta:document-statistic meta:table-count="1" meta:image-count="0" meta:object-count="0" meta:page-count="4" meta:paragraph-count="38" meta:word-count="1165" meta:character-count="7534" meta:non-whitespace-character-count="6406"/>
  </office:meta>
</office:document-meta>
</file>